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f3a0f" officeooo:paragraph-rsid="001f3a0f"/>
    </style:style>
    <style:style style:name="P2" style:family="paragraph" style:parent-style-name="Text_20_body">
      <style:text-properties officeooo:rsid="00213306" officeooo:paragraph-rsid="00213306"/>
    </style:style>
    <style:style style:name="P3" style:family="paragraph" style:parent-style-name="Text_20_body">
      <style:text-properties officeooo:rsid="002265de" officeooo:paragraph-rsid="002265de"/>
    </style:style>
    <style:style style:name="P4" style:family="paragraph" style:parent-style-name="Text_20_body">
      <style:text-properties officeooo:rsid="0023a702" officeooo:paragraph-rsid="0023a702"/>
    </style:style>
    <style:style style:name="P5" style:family="paragraph" style:parent-style-name="Text_20_body">
      <style:text-properties officeooo:rsid="0025ab75" officeooo:paragraph-rsid="0025ab75"/>
    </style:style>
    <style:style style:name="P6" style:family="paragraph" style:parent-style-name="Text_20_body">
      <style:text-properties officeooo:rsid="00261c9c" officeooo:paragraph-rsid="00261c9c"/>
    </style:style>
    <style:style style:name="P7" style:family="paragraph" style:parent-style-name="Text_20_body">
      <style:text-properties officeooo:rsid="0028e572" officeooo:paragraph-rsid="0028e572"/>
    </style:style>
    <style:style style:name="P8" style:family="paragraph" style:parent-style-name="Text_20_body">
      <style:text-properties officeooo:rsid="0029560b" officeooo:paragraph-rsid="0029560b"/>
    </style:style>
    <style:style style:name="P9" style:family="paragraph" style:parent-style-name="Text_20_body">
      <style:text-properties officeooo:rsid="002a6346" officeooo:paragraph-rsid="002a6346"/>
    </style:style>
    <style:style style:name="P10" style:family="paragraph" style:parent-style-name="Text_20_body">
      <style:text-properties officeooo:rsid="002a7178" officeooo:paragraph-rsid="002a7178"/>
    </style:style>
    <style:style style:name="P11" style:family="paragraph" style:parent-style-name="Text_20_body">
      <style:text-properties officeooo:rsid="002c4f41" officeooo:paragraph-rsid="002c4f41"/>
    </style:style>
    <style:style style:name="P12" style:family="paragraph" style:parent-style-name="Title">
      <style:text-properties officeooo:rsid="001f3a0f" officeooo:paragraph-rsid="001f3a0f"/>
    </style:style>
    <style:style style:name="P13" style:family="paragraph" style:parent-style-name="Heading_20_2">
      <style:text-properties officeooo:rsid="0025ab75" officeooo:paragraph-rsid="0025ab75"/>
    </style:style>
    <style:style style:name="P14" style:family="paragraph" style:parent-style-name="Heading_20_2">
      <style:text-properties officeooo:rsid="00261c9c" officeooo:paragraph-rsid="00261c9c"/>
    </style:style>
    <style:style style:name="P15" style:family="paragraph" style:parent-style-name="Heading_20_2">
      <style:text-properties officeooo:rsid="0029560b" officeooo:paragraph-rsid="0029560b"/>
    </style:style>
    <style:style style:name="P16" style:family="paragraph" style:parent-style-name="Heading_20_1">
      <style:text-properties officeooo:rsid="0020dd6d" officeooo:paragraph-rsid="0020dd6d"/>
    </style:style>
    <style:style style:name="P17" style:family="paragraph" style:parent-style-name="Heading_20_1">
      <style:text-properties officeooo:rsid="002265de" officeooo:paragraph-rsid="002265de"/>
    </style:style>
    <style:style style:name="P18" style:family="paragraph" style:parent-style-name="Heading_20_1">
      <style:text-properties officeooo:rsid="0025ab75" officeooo:paragraph-rsid="0025ab75"/>
    </style:style>
    <style:style style:name="P19" style:family="paragraph" style:parent-style-name="Heading_20_1">
      <style:text-properties officeooo:rsid="0029560b" officeooo:paragraph-rsid="0029560b"/>
    </style:style>
    <style:style style:name="T1" style:family="text">
      <style:text-properties officeooo:rsid="002488a5"/>
    </style:style>
    <style:style style:name="T2" style:family="text">
      <style:text-properties officeooo:rsid="0026771e"/>
    </style:style>
    <style:style style:name="T3" style:family="text">
      <style:text-properties officeooo:rsid="0029560b"/>
    </style:style>
    <style:style style:name="T4" style:family="text">
      <style:text-properties officeooo:rsid="0029b31f"/>
    </style:style>
    <style:style style:name="T5" style:family="text">
      <style:text-properties officeooo:rsid="002a7178"/>
    </style:style>
    <style:style style:name="T6" style:family="text">
      <style:text-properties officeooo:rsid="002e43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ours 10 de TEI XML Pinche</text:p>
      <text:p text:style-name="Standard"/>
      <text:p text:style-name="P1">Parmi les typologies des erreurs à mettre pour caractériser une leçon dans la balise &lt;rdg&gt;, on peut mettre inv. (inversion), om. (omission) morph. (morphologie),…</text:p>
      <text:h text:style-name="P16" text:outline-level="1">TEI critical apparatus toolbox</text:h>
      <text:p text:style-name="P2">Cet outil sert à visualiser notre document TEI, voire à en produire une édition en .tex ou en PDF. Super pratique.</text:p>
      <text:h text:style-name="P17" text:outline-level="1">ODD – Initiation</text:h>
      <text:p text:style-name="P3">Permet de spécifier nos propres règles de valeurs et créer des restrictions d’attribut.</text:p>
      <text:p text:style-name="P3">La XML c’est une framework qu’il faut spécifier. En effet, un encodage de grande ampleur se fait avec plusieurs personnes sur longtemps, et il faut donc instaurer des règles pour homogénéiser l’encodage et le rendre durable :</text:p>
      <text:p text:style-name="P3">- Il faut documenter notre projet, pour savoir ce qu’il faut faire. Faire un cahier des charges quoi...</text:p>
      <text:p text:style-name="P3">- Il faut toujours avoir une idée derrière la tête lors de la réalisation de notre encodage. Pourquoi éditer, pour qui, sous quelle forme sera édité le texte (une sortie papier, une sortie numérique?), quel sera le workflow du projet et le nombre de personnes qui travailleront, où s’arrêter ?</text:p>
      <text:p text:style-name="P3">- Une foi que c’est validé, il faut créer le schéma (pour limiter les encodages des autres pour ne pas qu’ils fassent n’importe quoi).</text:p>
      <text:p text:style-name="P3">- Après la rédaction du schéma, on l’applique sur un échantillon représentatif des documents. Si c’est bon, on se lance.</text:p>
      <text:p text:style-name="P3"/>
      <text:p text:style-name="P4">Notre schéma doit être bien formé (conforme à la TEI) et valide ! <text:span text:style-name="T1">Cependant, on peut créer un élément qui n’existe pas, mais il vaut mieux éviter. </text:span></text:p>
      <text:h text:style-name="P18" text:outline-level="1">Les différents types de schéma</text:h>
      <text:h text:style-name="P13" text:outline-level="2">La DTD</text:h>
      <text:p text:style-name="P5">C’est cool, mais on ne peut pas documenter son schéma, et on ne peut pas spécifier des valeurs d’attributs.</text:p>
      <text:h text:style-name="P13" text:outline-level="2">XML schéma</text:h>
      <text:p text:style-name="P5">C’est l’équivalent de la DTD avec des améliorations :</text:p>
      <text:p text:style-name="P5">- On peut désormais quantifier les valeurs d’attributs ou les types de données.</text:p>
      <text:p text:style-name="P5">XML schéma est en XML.</text:p>
      <text:h text:style-name="P14" text:outline-level="2"><text:soft-page-break/>Relax NG</text:h>
      <text:p text:style-name="P6">C’est le format technique de réglementations des balises <text:span text:style-name="T2">en .rng. Très pratique et très complet. On peut mettre en place des macros. Il incluse Schematron, pour paramétrer des enchaînements de balise et autres.</text:span></text:p>
      <text:p text:style-name="P6"/>
      <text:p text:style-name="P7">Pour installer son ODD, deux choix :</text:p>
      <text:p text:style-name="P7">- directement à partir du fichier XML</text:p>
      <text:p text:style-name="P7"/>
      <text:p text:style-name="P7">- <text:span text:style-name="T3">Utiliser Roma : un logiciel pour générer son ODD.</text:span></text:p>
      <text:p text:style-name="P7"/>
      <text:h text:style-name="P19" text:outline-level="1">Fonctionnement de Roma</text:h>
      <text:h text:style-name="P15" text:outline-level="2">Théorique</text:h>
      <text:p text:style-name="P8">Il faut d’abord partir du plus petit ensemble, et notamment sélectionner les modules obligatoires <text:s/>à la création d’une TEI :</text:p>
      <text:p text:style-name="P8">modules Core, le module TEI, le module TEIHeader</text:p>
      <text:p text:style-name="P8"/>
      <text:p text:style-name="P8">Puis on ajoute ceux qu’on veut.</text:p>
      <text:p text:style-name="P8"/>
      <text:h text:style-name="P15" text:outline-level="2">Techniquement :</text:h>
      <text:p text:style-name="P8">On clique sur Build Up → suivant → On remplit la documentation → Sauvegarder → langues → on choisit ses modules <text:span text:style-name="T4">(cliquer sur module) → on clique sur enregistrer, c’est bon !</text:span></text:p>
      <text:p text:style-name="P8"/>
      <text:p text:style-name="P9">On doit ensuite transformer son document odd en xml →<text:span text:style-name="T5"> pour le faire, on ouvre notre ODD en XML, on clique sur la clé à molette et on demande XML to RELAXNG → ok</text:span></text:p>
      <text:p text:style-name="P9"/>
      <text:p text:style-name="P10">Pour associer un schéma, on clique sur la punaise « associer un schéma ».</text:p>
      <text:p text:style-name="P10"/>
      <text:p text:style-name="P10"/>
      <text:p text:style-name="P11">Pour modifier un attribut, on clique sur Roma dans « modifier les classes », on choisit l<text:span text:style-name="T6">e module</text:span> dans lequel il se trouve et on clique sur « exclure ». <text:span text:style-name="T6">Pour trouver le module de l’élément, on va voir dans les guidelines.</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7T10:10:20.215632007</meta:creation-date>
    <dc:date>2019-12-17T11:57:39.024599338</dc:date>
    <meta:editing-duration>PT1H6M23S</meta:editing-duration>
    <meta:editing-cycles>14</meta:editing-cycles>
    <meta:generator>LibreOffice/6.0.7.3$Linux_X86_64 LibreOffice_project/00m0$Build-3</meta:generator>
    <meta:document-statistic meta:table-count="0" meta:image-count="0" meta:object-count="0" meta:page-count="2" meta:paragraph-count="34" meta:word-count="522" meta:character-count="2982" meta:non-whitespace-character-count="2491"/>
  </office:meta>
</office:document-meta>
</file>